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jari Thin" svg:font-family="'Manjari Thi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3465a4" draw:opacity="10%"/>
      <style:text-properties style:font-name="Manjari Thin" fo:font-size="1pt"/>
    </style:style>
    <style:style style:name="gr1" style:family="graphic">
      <style:graphic-properties draw:stroke="none" draw:fill="solid" draw:fill-color="#3465a4" draw:opacity="10%" draw:auto-grow-height="false" draw:auto-grow-width="false" fo:min-height="7.216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3465a4" draw:opacity="10%" draw:auto-grow-height="false" draw:auto-grow-width="false" fo:min-height="7.6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3465a4" draw:opacity="10%" draw:auto-grow-height="false" draw:auto-grow-width="false" fo:min-height="4.83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jari Thin" svg:font-family="'Manjari Thi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3465a4" draw:opacity="10%"/>
      <style:text-properties style:font-name="Manjari Thin" fo:font-size="1pt"/>
    </style:style>
    <style:style style:name="Mgr1" style:family="graphic">
      <style:graphic-properties draw:stroke="none" draw:fill="solid" draw:fill-color="#3465a4" draw:opacity="10%" draw:auto-grow-height="false" draw:auto-grow-width="false" fo:min-height="7.216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3465a4" draw:opacity="10%" draw:auto-grow-height="false" draw:auto-grow-width="false" fo:min-height="4.83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3465a4" draw:opacity="10%" draw:auto-grow-height="false" draw:auto-grow-width="false" fo:min-height="7.6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opacity="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PowerPlusWaterMarkObject" draw:style-name="Mgr1" draw:text-style-name="MP1" svg:width="16.999cm" svg:height="7.215cm" draw:transform="rotate (0.785398163397448) translate (-0.0599722222222222cm 16.058625cm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1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2">
      <style:header>
        <text:p text:style-name="Header"><draw:custom-shape text:anchor-type="char" draw:z-index="4" draw:name="PowerPlusWaterMarkObject" draw:style-name="Mgr2" draw:text-style-name="MP1" svg:width="11.399cm" svg:height="4.837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2">
      <style:header>
        <text:p text:style-name="Header"><draw:custom-shape text:anchor-type="char" draw:z-index="5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2">
      <style:header>
        <text:p text:style-name="Header"><draw:custom-shape text:anchor-type="char" draw:z-index="6" draw:name="PowerPlusWaterMarkObject" draw:style-name="Mgr3" draw:text-style-name="MP1" svg:width="17.999cm" svg:height="7.64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2">
      <style:header>
        <text:p text:style-name="Header"><draw:custom-shape text:anchor-type="char" draw:z-index="7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2">
      <style:header>
        <text:p text:style-name="Header"><draw:custom-shape text:anchor-type="char" draw:z-index="8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2">
      <style:header>
        <text:p text:style-name="Header"><draw:custom-shape text:anchor-type="char" draw:z-index="9" draw:name="PowerPlusWaterMarkObject" draw:style-name="Mgr1" draw:text-style-name="MP1" svg:width="16.999cm" svg:height="7.215cm" draw:transform="rotate (0.785398163397448)"><text:p>©iitpa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14:09:54.130008692</meta:creation-date>
    <dc:date>2022-02-27T14:22:34.994985499</dc:date>
    <meta:editing-duration>PT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2.5.2.0$Linux_X86_64 LibreOffice_project/711f8d38e9451cd2fd39b6963d2a3fc166f04cb1</meta:generator>
  </office:meta>
</office:document-meta>
</file>